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ill of Material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Part Number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Price per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H3367-ND </text:p>
          </table:table-cell>
          <table:table-cell office:value-type="string">
            <text:p>Digikey</text:p>
          </table:table-cell>
          <table:table-cell office:value-type="float" office:value="20">
            <text:p>20</text:p>
          </table:table-cell>
          <table:table-cell table:style-name="ce3" office:value-type="currency" office:currency="USD" office:value="0.48">
            <text:p>$0.48</text:p>
          </table:table-cell>
          <table:table-cell table:formula="of:=[.D3]*[.C3]" office:value-type="currency" office:currency="USD" office:value="9.6">
            <text:p>$9.60</text:p>
          </table:table-cell>
          <table:table-cell office:value-type="string">
            <text:p>Connectors, male headers</text:p>
          </table:table-cell>
        </table:table-row>
        <table:table-row table:style-name="ro2">
          <table:table-cell table:style-name="ce2" office:value-type="string">
            <text:p>H2179-ND </text:p>
          </table:table-cell>
          <table:table-cell office:value-type="string">
            <text:p>Digikey</text:p>
          </table:table-cell>
          <table:table-cell office:value-type="float" office:value="20">
            <text:p>20</text:p>
          </table:table-cell>
          <table:table-cell table:style-name="ce3" office:value-type="currency" office:currency="USD" office:value="0.161">
            <text:p>$0.16</text:p>
          </table:table-cell>
          <table:table-cell table:style-name="ce4" table:formula="of:=[.D4]*[.C4]" office:value-type="currency" office:currency="USD" office:value="3.22">
            <text:p>$3.22</text:p>
          </table:table-cell>
          <table:table-cell office:value-type="string">
            <text:p>Female sockets</text:p>
          </table:table-cell>
        </table:table-row>
        <table:table-row table:style-name="ro2">
          <table:table-cell table:style-name="ce2" office:value-type="string">
            <text:p>H9991TR-ND </text:p>
          </table:table-cell>
          <table:table-cell office:value-type="string">
            <text:p>Digikey</text:p>
          </table:table-cell>
          <table:table-cell office:value-type="float" office:value="50">
            <text:p>50</text:p>
          </table:table-cell>
          <table:table-cell table:style-name="ce3" office:value-type="currency" office:currency="USD" office:value="0.03335">
            <text:p>$0.03</text:p>
          </table:table-cell>
          <table:table-cell table:style-name="ce4" table:formula="of:=[.D5]*[.C5]" office:value-type="currency" office:currency="USD" office:value="1.6675">
            <text:p>$1.67</text:p>
          </table:table-cell>
          <table:table-cell office:value-type="string">
            <text:p>Crimps, gold</text:p>
          </table:table-cell>
        </table:table-row>
        <table:table-row table:style-name="ro2">
          <table:table-cell table:style-name="ce2" office:value-type="string">
            <text:p>PIC24EP256GP204-I/PT-ND 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5.74">
            <text:p>$5.74</text:p>
          </table:table-cell>
          <table:table-cell table:style-name="ce4" table:formula="of:=[.D6]*[.C6]" office:value-type="currency" office:currency="USD" office:value="17.22">
            <text:p>$17.22</text:p>
          </table:table-cell>
          <table:table-cell office:value-type="string">
            <text:p>PIC24</text:p>
          </table:table-cell>
        </table:table-row>
        <table:table-row table:style-name="ro2">
          <table:table-cell table:style-name="ce2" office:value-type="string">
            <text:p>BSS83P H6327TR-ND </text:p>
          </table:table-cell>
          <table:table-cell office:value-type="string">
            <text:p>Digikey</text:p>
          </table:table-cell>
          <table:table-cell office:value-type="float" office:value="50">
            <text:p>50</text:p>
          </table:table-cell>
          <table:table-cell table:style-name="ce3" office:value-type="currency" office:currency="USD" office:value="0.0806">
            <text:p>$0.08</text:p>
          </table:table-cell>
          <table:table-cell table:style-name="ce4" table:formula="of:=[.D7]*[.C7]" office:value-type="currency" office:currency="USD" office:value="4.03">
            <text:p>$4.03</text:p>
          </table:table-cell>
          <table:table-cell office:value-type="string">
            <text:p>PMOS Transistors</text:p>
          </table:table-cell>
        </table:table-row>
        <table:table-row table:style-name="ro2">
          <table:table-cell table:style-name="ce2" office:value-type="string">
            <text:p>CKC5120-ND 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4.62">
            <text:p>$4.62</text:p>
          </table:table-cell>
          <table:table-cell table:style-name="ce4" table:formula="of:=[.D8]*[.C8]" office:value-type="currency" office:currency="USD" office:value="13.86">
            <text:p>$13.86</text:p>
          </table:table-cell>
          <table:table-cell office:value-type="string">
            <text:p>Slide Switches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table:formula="of:=SUM([.E3:.E14])" office:value-type="currency" office:currency="USD" office:value="49.5975">
            <text:p>$49.60</text:p>
          </table:table-cell>
          <table:table-cell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4/09/2013</text:date>, <text:time>17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3:55:05.44</meta:creation-date>
    <dc:date>2013-04-09T17:04:48.53</dc:date>
    <meta:editing-duration>PT9M19S</meta:editing-duration>
    <meta:editing-cycles>1</meta:editing-cycles>
    <meta:document-statistic meta:table-count="3" meta:cell-count="44" meta:object-count="0"/>
    <meta:generator>OpenOffice.org/3.4.1$Win32 OpenOffice.org_project/341m1$Build-9593</meta:generator>
  </office:meta>
</office:document-meta>
</file>